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ractical1</text:h>
      <text:h text:outline-level="2" text:style-name="Heading_2" text:is-list-header="true">Table structure for table nobel_winn</text:h>
      <table:table table:name="nobel_winn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year</text:p>
          </table:table-cell>
          <table:table-cell office:value-type="string">
            <text:p>int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subject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winner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ountry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egory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nobel_winn</text:h>
      <table:table table:name="nobel_winn_structure">
        <table:table-column table:number-columns-repeated="3"/>
        <table:table-row>
          <table:table-cell office:value-type="string">
            <text:p>year</text:p>
          </table:table-cell>
          <table:table-cell office:value-type="string">
            <text:p>subject</text:p>
          </table:table-cell>
          <table:table-cell office:value-type="string">
            <text:p>winner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cs</text:p>
          </table:table-cell>
          <table:table-cell office:value-type="string">
            <text:p>Hannes Alfven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cs</text:p>
          </table:table-cell>
          <table:table-cell office:value-type="string">
            <text:p>Louis Neel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chemistry</text:p>
          </table:table-cell>
          <table:table-cell office:value-type="string">
            <text:p>Luis Federico Leloir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ology</text:p>
          </table:table-cell>
          <table:table-cell office:value-type="string">
            <text:p>Ulf von Euler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ology</text:p>
          </table:table-cell>
          <table:table-cell office:value-type="string">
            <text:p>Bernard Katz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litrature</text:p>
          </table:table-cell>
          <table:table-cell office:value-type="string">
            <text:p>Aleksandr Solzhenitsyn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Economics</text:p>
          </table:table-cell>
          <table:table-cell office:value-type="string">
            <text:p>Paul Samuelson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ology</text:p>
          </table:table-cell>
          <table:table-cell office:value-type="string">
            <text:p>Julius Axelrod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2-07T06:24:13+01:00</meta:creation-date>
  </office:meta>
</office:document-meta>
</file>